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666666"/>
      <style:text-properties fo:color="#ffffff"/>
    </style:style>
    <style:style style:name="ce7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Aluminium profiles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Length (mm)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 (pc)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EUR" office:value="3.16" calcext:value-type="currency">
            <text:p>€ 3.16</text:p>
          </table:table-cell>
          <table:table-cell table:formula="of:=[.E2]*[.F2]" office:value-type="currency" office:currency="EUR" office:value="12.64" calcext:value-type="currency">
            <text:p>€ 12.64</text:p>
          </table:table-cell>
          <table:table-cell office:value-type="string" calcext:value-type="string">
            <text:p><text:a xlink:href="https://www.aluxprofiel.nl/aluminium-constructieprofiel-2020-zwart/a3957?c=3470" xlink:type="simple">https://www.aluxprofiel.nl/aluminium-constructieprofiel-2020-zwart/a3957?c=3470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" calcext:value-type="float">
            <text:p>3</text:p>
          </table:table-cell>
          <table:table-cell office:value-type="currency" office:currency="EUR" office:value="2" calcext:value-type="currency">
            <text:p>€ 2.00</text:p>
          </table:table-cell>
          <table:table-cell table:formula="of:=[.E3]*[.F3]" office:value-type="currency" office:currency="EUR" office:value="6" calcext:value-type="currency">
            <text:p>€ 6.00</text:p>
          </table:table-cell>
          <table:table-cell office:value-type="string" calcext:value-type="string">
            <text:p><text:a xlink:href="https://www.aluxprofiel.nl/aluminium-constructieprofiel-2020-zwart/a3957?c=3471" xlink:type="simple">https://www.aluxprofiel.nl/aluminium-constructieprofiel-2020-zwart/a3957?c=3471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2.64" calcext:value-type="currency">
            <text:p>€ 2.64</text:p>
          </table:table-cell>
          <table:table-cell table:formula="of:=[.E4]*[.F4]" office:value-type="currency" office:currency="EUR" office:value="5.28" calcext:value-type="currency">
            <text:p>€ 5.28</text:p>
          </table:table-cell>
          <table:table-cell office:value-type="string" calcext:value-type="string">
            <text:p><text:a xlink:href="https://www.aluxprofiel.nl/aluminium-constructieprofiel-2020-zwart/a3957?c=3472" xlink:type="simple">https://www.aluxprofiel.nl/aluminium-constructieprofiel-2020-zwart/a3957?c=3472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23" calcext:value-type="currency">
            <text:p>€ 1.23</text:p>
          </table:table-cell>
          <table:table-cell table:formula="of:=[.E5]*[.F5]" office:value-type="currency" office:currency="EUR" office:value="2.46" calcext:value-type="currency">
            <text:p>€ 2.46</text:p>
          </table:table-cell>
          <table:table-cell office:value-type="string" calcext:value-type="string">
            <text:p><text:a xlink:href="https://www.aluxprofiel.nl/aluminium-constructieprofiel-2020-zwart/a3957?c=3473" xlink:type="simple">https://www.aluxprofiel.nl/aluminium-constructieprofiel-2020-zwart/a3957?c=3473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91" calcext:value-type="currency">
            <text:p>€ 0.91</text:p>
          </table:table-cell>
          <table:table-cell table:formula="of:=[.E6]*[.F6]" office:value-type="currency" office:currency="EUR" office:value="1.82" calcext:value-type="currency">
            <text:p>€ 1.82</text:p>
          </table:table-cell>
          <table:table-cell office:value-type="string" calcext:value-type="string">
            <text:p><text:a xlink:href="https://www.aluxprofiel.nl/aluminium-constructieprofiel-2020-zwart/a3957?c=3474" xlink:type="simple">https://www.aluxprofiel.nl/aluminium-constructieprofiel-2020-zwart/a3957?c=3474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€ 0.65</text:p>
          </table:table-cell>
          <table:table-cell table:formula="of:=[.E7]*[.F7]" office:value-type="currency" office:currency="EUR" office:value="0.65" calcext:value-type="currency">
            <text:p>€ 0.65</text:p>
          </table:table-cell>
          <table:table-cell office:value-type="string" calcext:value-type="string">
            <text:p><text:a xlink:href="https://www.aluxprofiel.nl/aluminium-constructieprofiel-2020-zwart/a3957?c=3475" xlink:type="simple">https://www.aluxprofiel.nl/aluminium-constructieprofiel-2020-zwart/a3957?c=3475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EUR" office:value="0.38" calcext:value-type="currency">
            <text:p>€ 0.38</text:p>
          </table:table-cell>
          <table:table-cell table:formula="of:=[.E8]*[.F8]" office:value-type="currency" office:currency="EUR" office:value="1.52" calcext:value-type="currency">
            <text:p>€ 1.52</text:p>
          </table:table-cell>
          <table:table-cell office:value-type="string" calcext:value-type="string">
            <text:p><text:a xlink:href="https://www.aluxprofiel.nl/aluminium-constructieprofiel-2020-zwart/a3957?c=3476" xlink:type="simple">https://www.aluxprofiel.nl/aluminium-constructieprofiel-2020-zwart/a3957?c=3476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EUR" office:value="0.33" calcext:value-type="currency">
            <text:p>€ 0.33</text:p>
          </table:table-cell>
          <table:table-cell table:formula="of:=[.E9]*[.F9]" office:value-type="currency" office:currency="EUR" office:value="1.32" calcext:value-type="currency">
            <text:p>€ 1.32</text:p>
          </table:table-cell>
          <table:table-cell office:value-type="string" calcext:value-type="string">
            <text:p><text:a xlink:href="https://www.aluxprofiel.nl/aluminium-constructieprofiel-2020-zwart/a3957?c=3477" xlink:type="simple">https://www.aluxprofiel.nl/aluminium-constructieprofiel-2020-zwart/a3957?c=3477</text:a> </text:p>
          </table:table-cell>
        </table:table-row>
        <table:table-row table:style-name="ro1">
          <table:table-cell table:style-name="ce1" office:value-type="string" calcext:value-type="string">
            <text:p>Angle brackets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Type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 (pc)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ross corn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currency" office:currency="EUR" office:value="1.2" calcext:value-type="currency">
            <text:p>€ 1.20</text:p>
          </table:table-cell>
          <table:table-cell table:formula="of:=[.E11]*[.F11]" office:value-type="currency" office:currency="EUR" office:value="26.4" calcext:value-type="currency">
            <text:p>€ 26.40</text:p>
          </table:table-cell>
          <table:table-cell office:value-type="string" calcext:value-type="string">
            <text:p><text:a xlink:href="https://www.aluxprofiel.nl/aluminium-verbindingshoek-2020/a3729?c=3484" xlink:type="simple">https://www.aluxprofiel.nl/aluminium-verbindingshoek-2020/a3729?c=3484</text:a> 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" calcext:value-type="float">
            <text:p>14</text:p>
          </table:table-cell>
          <table:table-cell office:value-type="currency" office:currency="EUR" office:value="0.42" calcext:value-type="currency">
            <text:p>€ 0.42</text:p>
          </table:table-cell>
          <table:table-cell table:formula="of:=[.E12]*[.F12]" office:value-type="currency" office:currency="EUR" office:value="5.88" calcext:value-type="currency">
            <text:p>€ 5.88</text:p>
          </table:table-cell>
          <table:table-cell office:value-type="string" calcext:value-type="string">
            <text:p><text:a xlink:href="https://www.aluxprofiel.nl/verbindingshoek-2020/a3982?c=3484" xlink:type="simple">https://www.aluxprofiel.nl/verbindingshoek-2020/a3982?c=3484</text:a> </text:p>
          </table:table-cell>
        </table:table-row>
        <table:table-row table:style-name="ro1">
          <table:table-cell table:style-name="ce1" office:value-type="string" calcext:value-type="string">
            <text:p>Bearing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mension (mm)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AXK-6085 2AS</text:p>
          </table:table-cell>
          <table:table-cell office:value-type="string" calcext:value-type="string">
            <text:p>60x85x5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EUR" office:value="1.45" calcext:value-type="currency">
            <text:p>€ 1.45</text:p>
          </table:table-cell>
          <table:table-cell table:formula="of:=[.E14]*[.F14]" office:value-type="currency" office:currency="EUR" office:value="8.7" calcext:value-type="currency">
            <text:p>€ 8.70</text:p>
          </table:table-cell>
          <table:table-cell office:value-type="string" calcext:value-type="string">
            <text:p><text:a xlink:href="https://nl.aliexpress.com/item/32751793910.html?spm=a2g0o.order_detail.0.0.18fe6d76MGuaiL&amp;gatewayAdapt=glo2nld" xlink:type="simple">https://nl.aliexpress.com/item/32751793910.html?spm=a2g0o.order_detail.0.0.18fe6d76MGuaiL&amp;gatewayAdapt=glo2nld</text:a> </text:p>
          </table:table-cell>
        </table:table-row>
        <table:table-row table:style-name="ro1">
          <table:table-cell/>
          <table:table-cell office:value-type="string" calcext:value-type="string">
            <text:p>6810-2RS</text:p>
          </table:table-cell>
          <table:table-cell office:value-type="string" calcext:value-type="string">
            <text:p>50x65x7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EUR" office:value="2.29" calcext:value-type="currency">
            <text:p>€ 2.29</text:p>
          </table:table-cell>
          <table:table-cell table:formula="of:=[.E15]*[.F15]" office:value-type="currency" office:currency="EUR" office:value="13.74" calcext:value-type="currency">
            <text:p>€ 13.74</text:p>
          </table:table-cell>
          <table:table-cell office:value-type="string" calcext:value-type="string">
            <text:p><text:a xlink:href="https://nl.aliexpress.com/item/1005001846176802.html?spm=a2g0o.order_detail.0.0.18fe6d76MGuaiL&amp;gatewayAdapt=glo2nld" xlink:type="simple">https://nl.aliexpress.com/item/1005001846176802.html?spm=a2g0o.order_detail.0.0.18fe6d76MGuaiL&amp;gatewayAdapt=glo2nld</text:a> </text:p>
          </table:table-cell>
        </table:table-row>
        <table:table-row table:style-name="ro1">
          <table:table-cell/>
          <table:table-cell office:value-type="string" calcext:value-type="string">
            <text:p>624ZZ</text:p>
          </table:table-cell>
          <table:table-cell office:value-type="string" calcext:value-type="string">
            <text:p>4x13x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currency" office:currency="EUR" office:value="0.235" calcext:value-type="currency">
            <text:p>€ 0.24</text:p>
          </table:table-cell>
          <table:table-cell table:formula="of:=[.E16]*[.F16]" office:value-type="currency" office:currency="EUR" office:value="7.05" calcext:value-type="currency">
            <text:p>€ 7.05</text:p>
          </table:table-cell>
          <table:table-cell office:value-type="string" calcext:value-type="string">
            <text:p><text:a xlink:href="https://www.aliexpress.com/item/32713554418.html?spm=a2g0o.order_detail.0.0.32546d76i06eVT" xlink:type="simple">https://www.aliexpress.com/item/32713554418.html?spm=a2g0o.order_detail.0.0.32546d76i06eVT</text:a> </text:p>
          </table:table-cell>
        </table:table-row>
        <table:table-row table:style-name="ro1">
          <table:table-cell/>
          <table:table-cell office:value-type="string" calcext:value-type="string">
            <text:p>608ZZ</text:p>
          </table:table-cell>
          <table:table-cell office:value-type="string" calcext:value-type="string">
            <text:p>8x22x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currency" office:currency="EUR" office:value="0.39" calcext:value-type="currency">
            <text:p>€ 0.39</text:p>
          </table:table-cell>
          <table:table-cell table:formula="of:=[.E17]*[.F17]" office:value-type="currency" office:currency="EUR" office:value="2.34" calcext:value-type="currency">
            <text:p>€ 2.34</text:p>
          </table:table-cell>
          <table:table-cell office:value-type="string" calcext:value-type="string">
            <text:p><text:a xlink:href="https://nl.aliexpress.com/item/33012587724.html?spm=a2g0o.productlist.0.0.263c41c932ZDNq&amp;algo_pvid=df866d74-d7b4-47a4-9e9c-145d037a3ec2&amp;algo_exp_id=df866d74-d7b4-47a4-9e9c-145d037a3ec2-0&amp;pdp_ext_f=%7B%22sku_id%22%3A%2267051675693%22%7D&amp;pdp_npi=2%40dis%21EUR%21%213.87%21%21%21%21%21%402100bdd016535766008352234ececa%2167051675693%21sea" xlink:type="simple">https://nl.aliexpress.com/item/33012587724.html?spm=a2g0o.productlist.0.0.263c41c932ZDNq&amp;algo_pvid=df866d74-d7b4-47a4-9e9c-145d037a3ec2&amp;algo_exp_id=df866d74-d7b4-47a4-9e9c-145d037a3ec2-0&amp;pdp_ext_f=%7B%22sku_id%22%3A%2267051675693%22%7D&amp;pdp_npi=2%40dis%21EUR%21%213.87%21%21%21%21%21%402100bdd016535766008352234ececa%2167051675693%21sea</text:a> </text:p>
          </table:table-cell>
        </table:table-row>
        <table:table-row table:style-name="ro1">
          <table:table-cell table:style-name="Default"/>
          <table:table-cell office:value-type="string" calcext:value-type="string">
            <text:p>LM12LUU</text:p>
          </table:table-cell>
          <table:table-cell office:value-type="string" calcext:value-type="string">
            <text:p>12x21x57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EUR" office:value="4.38" calcext:value-type="currency">
            <text:p>€ 4.38</text:p>
          </table:table-cell>
          <table:table-cell table:formula="of:=[.E18]*[.F18]" office:value-type="currency" office:currency="EUR" office:value="17.52" calcext:value-type="currency">
            <text:p>€ 17.52</text:p>
          </table:table-cell>
          <table:table-cell office:value-type="string" calcext:value-type="string">
            <text:p><text:a xlink:href="https://www.aliexpress.com/item/32816514280.html?spm=a2g0o.order_list.0.0.68a279d203w9nu" xlink:type="simple">https://www.aliexpress.com/item/32816514280.html?spm=a2g0o.order_list.0.0.68a279d203w9nu</text:a> </text:p>
          </table:table-cell>
        </table:table-row>
        <table:table-row table:style-name="ro1">
          <table:table-cell table:style-name="ce1" office:value-type="string" calcext:value-type="string">
            <text:p>Linear mot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ameter</text:p>
          </table:table-cell>
          <table:table-cell table:style-name="ce4" office:value-type="string" calcext:value-type="string">
            <text:p>Length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Linear rod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0.5" calcext:value-type="currency">
            <text:p>€ 10.50</text:p>
          </table:table-cell>
          <table:table-cell table:formula="of:=[.E20]*[.F20]" office:value-type="currency" office:currency="EUR" office:value="42" calcext:value-type="currency">
            <text:p>€ 42.00</text:p>
          </table:table-cell>
          <table:table-cell office:value-type="string" calcext:value-type="string">
            <text:p><text:a xlink:href="https://www.aliexpress.com/item/4000214607103.html?spm=a2g0o.order_list.0.0.68a279d203w9nu" xlink:type="simple">https://www.aliexpress.com/item/4000214607103.html?spm=a2g0o.order_list.0.0.68a279d203w9nu</text:a> </text:p>
          </table:table-cell>
        </table:table-row>
        <table:table-row table:style-name="ro1">
          <table:table-cell/>
          <table:table-cell office:value-type="string" calcext:value-type="string">
            <text:p>Lead screw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8" calcext:value-type="currency">
            <text:p>€ 18.00</text:p>
          </table:table-cell>
          <table:table-cell table:formula="of:=[.E21]*[.F21]" office:value-type="currency" office:currency="EUR" office:value="36" calcext:value-type="currency">
            <text:p>€ 36.00</text:p>
          </table:table-cell>
          <table:table-cell office:value-type="string" calcext:value-type="string">
            <text:p><text:a xlink:href="https://www.123-3d.nl/123-3D-Leadscrew-TR8x8-8-mm-50-cm-i1559-t9712.html" xlink:type="simple">https://www.123-3d.nl/123-3D-Leadscrew-TR8x8-8-mm-50-cm-i1559-t9712.html</text:a> </text:p>
          </table:table-cell>
        </table:table-row>
        <table:table-row table:style-name="ro1">
          <table:table-cell/>
          <table:table-cell office:value-type="string" calcext:value-type="string">
            <text:p>Lead screw nu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currency" office:currency="EUR" office:value="6" calcext:value-type="currency">
            <text:p>€ 6.00</text:p>
          </table:table-cell>
          <table:table-cell table:formula="of:=[.E22]*[.F22]" office:value-type="currency" office:currency="EUR" office:value="12" calcext:value-type="currency">
            <text:p>€ 12.00</text:p>
          </table:table-cell>
          <table:table-cell office:value-type="string" calcext:value-type="string">
            <text:p><text:a xlink:href="https://www.123-3d.nl/123-3D-Leadscrew-moer-TR8x8-i1560-t9712.html" xlink:type="simple">https://www.123-3d.nl/123-3D-Leadscrew-moer-TR8x8-i1560-t9712.html</text:a> </text:p>
          </table:table-cell>
        </table:table-row>
        <table:table-row table:style-name="ro1">
          <table:table-cell table:style-name="ce1" office:value-type="string" calcext:value-type="string">
            <text:p>Timing belt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Length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GT2</text:p>
          </table:table-cell>
          <table:table-cell office:value-type="float" office:value="6" calcext:value-type="float">
            <text:p>6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" calcext:value-type="currency">
            <text:p>€ 4.00</text:p>
          </table:table-cell>
          <table:table-cell table:formula="of:=[.E24]*[.F24]" office:value-type="currency" office:currency="EUR" office:value="4" calcext:value-type="currency">
            <text:p>€ 4.00</text:p>
          </table:table-cell>
          <table:table-cell office:value-type="string" calcext:value-type="string">
            <text:p><text:a xlink:href="https://www.tinytronics.nl/shop/en/mechanics-and-actuators/parts/timing-belts/gt2-timing-belt-6mm-610mm-closed" xlink:type="simple">https://www.tinytronics.nl/shop/en/mechanics-and-actuators/parts/timing-belts/gt2-timing-belt-6mm-610mm-closed</text:a> </text:p>
          </table:table-cell>
        </table:table-row>
        <table:table-row table:style-name="ro1">
          <table:table-cell/>
          <table:table-cell office:value-type="string" calcext:value-type="string">
            <text:p>GT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5" calcext:value-type="currency">
            <text:p>€ 3.50</text:p>
          </table:table-cell>
          <table:table-cell table:formula="of:=[.E25]*[.F25]" office:value-type="currency" office:currency="EUR" office:value="3.5" calcext:value-type="currency">
            <text:p>€ 3.50</text:p>
          </table:table-cell>
          <table:table-cell office:value-type="string" calcext:value-type="string">
            <text:p><text:a xlink:href="https://www.tinytronics.nl/shop/en/mechanics-and-actuators/parts/timing-belts/gt2-timing-belt-6mm-400mm-closed" xlink:type="simple">https://www.tinytronics.nl/shop/en/mechanics-and-actuators/parts/timing-belts/gt2-timing-belt-6mm-400mm-closed</text:a> </text:p>
          </table:table-cell>
        </table:table-row>
        <table:table-row table:style-name="ro1">
          <table:table-cell/>
          <table:table-cell office:value-type="string" calcext:value-type="string">
            <text:p>GT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" calcext:value-type="currency">
            <text:p>€ 3.00</text:p>
          </table:table-cell>
          <table:table-cell table:formula="of:=[.E26]*[.F26]" office:value-type="currency" office:currency="EUR" office:value="9" calcext:value-type="currency">
            <text:p>€ 9.00</text:p>
          </table:table-cell>
          <table:table-cell office:value-type="string" calcext:value-type="string">
            <text:p><text:a xlink:href="https://www.tinytronics.nl/shop/en/mechanics-and-actuators/parts/timing-belts/gt2-timing-belt-6mm-320mm-closed" xlink:type="simple">https://www.tinytronics.nl/shop/en/mechanics-and-actuators/parts/timing-belts/gt2-timing-belt-6mm-320mm-closed</text:a> </text:p>
          </table:table-cell>
        </table:table-row>
        <table:table-row table:style-name="ro1">
          <table:table-cell table:style-name="ce1" office:value-type="string" calcext:value-type="string">
            <text:p>Pulley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Bore</text:p>
          </table:table-cell>
          <table:table-cell table:style-name="ce4" office:value-type="string" calcext:value-type="string">
            <text:p>Teeth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/>
          <table:table-cell office:value-type="string" calcext:value-type="string">
            <text:p>GT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.17" calcext:value-type="currency">
            <text:p>€ 1.17</text:p>
          </table:table-cell>
          <table:table-cell table:formula="of:=[.E28]*[.F28]" office:value-type="currency" office:currency="EUR" office:value="5.85" calcext:value-type="currency">
            <text:p>€ 5.85</text:p>
          </table:table-cell>
          <table:table-cell office:value-type="string" calcext:value-type="string">
            <text:p><text:a xlink:href="https://nl.aliexpress.com/item/4001307921068.html?spm=a2g0o.order_list.0.0.68a279d203w9nu&amp;gatewayAdapt=glo2nld" xlink:type="simple">https://nl.aliexpress.com/item/4001307921068.html?spm=a2g0o.order_list.0.0.68a279d203w9nu&amp;gatewayAdapt=glo2nld</text:a> </text:p>
          </table:table-cell>
        </table:table-row>
        <table:table-row table:style-name="ro1">
          <table:table-cell/>
          <table:table-cell office:value-type="string" calcext:value-type="string">
            <text:p>GT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17" calcext:value-type="currency">
            <text:p>€ 1.17</text:p>
          </table:table-cell>
          <table:table-cell table:formula="of:=[.E29]*[.F29]" office:value-type="currency" office:currency="EUR" office:value="2.34" calcext:value-type="currency">
            <text:p>€ 2.34</text:p>
          </table:table-cell>
          <table:table-cell office:value-type="string" calcext:value-type="string">
            <text:p><text:a xlink:href="https://nl.aliexpress.com/item/4001307921068.html?spm=a2g0o.order_list.0.0.68a279d203w9nu&amp;gatewayAdapt=glo2nld" xlink:type="simple">https://nl.aliexpress.com/item/4001307921068.html?spm=a2g0o.order_list.0.0.68a279d203w9nu&amp;gatewayAdapt=glo2nld</text:a> </text:p>
          </table:table-cell>
        </table:table-row>
        <table:table-row table:style-name="ro1">
          <table:table-cell table:style-name="ce1" office:value-type="string" calcext:value-type="string">
            <text:p>Motor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haft</text:p>
          </table:table-cell>
          <table:table-cell table:style-name="ce4" office:value-type="string" calcext:value-type="string">
            <text:p>Size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EMA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2.36" calcext:value-type="currency">
            <text:p>€ 12.36</text:p>
          </table:table-cell>
          <table:table-cell table:formula="of:=[.E31]*[.F31]" office:value-type="currency" office:currency="EUR" office:value="49.44" calcext:value-type="currency">
            <text:p>€ 49.44</text:p>
          </table:table-cell>
          <table:table-cell office:value-type="string" calcext:value-type="string">
            <text:p><text:a xlink:href="https://www.omc-stepperonline.com/nema-17-bipolar-45ncm-64oz-in-2a-42x42x40mm-4-wires-w-1m-cable-connector-17hs16-2004s1" xlink:type="simple">https://www.omc-stepperonline.com/nema-17-bipolar-45ncm-64oz-in-2a-42x42x40mm-4-wires-w-1m-cable-connector-17hs16-2004s1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NEMA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.73" calcext:value-type="currency">
            <text:p>€ 10.73</text:p>
          </table:table-cell>
          <table:table-cell table:formula="of:=[.E32]*[.F32]" office:value-type="currency" office:currency="EUR" office:value="10.73" calcext:value-type="currency">
            <text:p>€ 10.73</text:p>
          </table:table-cell>
          <table:table-cell office:value-type="string" calcext:value-type="string">
            <text:p><text:a xlink:href="https://www.omc-stepperonline.com/nema-17-bipolar-1-8deg-16ncm-22-6oz-in-1a-3-7v-42x42x20mm-4-wires-17hs08-1004s" xlink:type="simple">https://www.omc-stepperonline.com/nema-17-bipolar-1-8deg-16ncm-22-6oz-in-1a-3-7v-42x42x20mm-4-wires-17hs08-1004s</text:a> </text:p>
          </table:table-cell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DM332T</text:p>
          </table:table-cell>
          <table:table-cell table:style-name="Default" office:value-type="string" calcext:value-type="string">
            <text:p>Stepper driver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currency" office:currency="EUR" office:value="18.36" calcext:value-type="currency">
            <text:p>€ 18.36</text:p>
          </table:table-cell>
          <table:table-cell table:formula="of:=[.E34]*[.F34]" office:value-type="currency" office:currency="EUR" office:value="91.8" calcext:value-type="currency">
            <text:p>€ 91.80</text:p>
          </table:table-cell>
          <table:table-cell office:value-type="string" calcext:value-type="string">
            <text:p><text:a xlink:href="https://www.omc-stepperonline.com/digital-stepper-drive-1-0-3-2a-18-30vdc-for-nema-17-23-stepper-motor-dm332t" xlink:type="simple">https://www.omc-stepperonline.com/digital-stepper-drive-1-0-3-2a-18-30vdc-for-nema-17-23-stepper-motor-dm332t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eensy 4.0</text:p>
          </table:table-cell>
          <table:table-cell table:style-name="Default" office:value-type="string" calcext:value-type="string">
            <text:p>Microcontroll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23.5" calcext:value-type="currency">
            <text:p>€ 23.50</text:p>
          </table:table-cell>
          <table:table-cell table:formula="of:=[.E35]*[.F35]" office:value-type="currency" office:currency="EUR" office:value="23.5" calcext:value-type="currency">
            <text:p>€ 23.50</text:p>
          </table:table-cell>
          <table:table-cell office:value-type="string" calcext:value-type="string">
            <text:p><text:a xlink:href="https://www.tinytronics.nl/shop/en/development-boards/microcontroller-boards/teensy/teensy-4.0-with-soldered-headers" xlink:type="simple">https://www.tinytronics.nl/shop/en/development-boards/microcontroller-boards/teensy/teensy-4.0-with-soldered-headers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Converter</text:p>
          </table:table-cell>
          <table:table-cell table:style-name="Default" office:value-type="string" calcext:value-type="string">
            <text:p>Buck convert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€ 7.00</text:p>
          </table:table-cell>
          <table:table-cell table:formula="of:=[.E36]*[.F36]" office:value-type="currency" office:currency="EUR" office:value="7" calcext:value-type="currency">
            <text:p>€ 7.00</text:p>
          </table:table-cell>
          <table:table-cell office:value-type="string" calcext:value-type="string">
            <text:p><text:a xlink:href="https://www.tinytronics.nl/shop/en/power/voltage-converters/buck-(step-down)-converters/dc-dc-ajustable-step-down-buck-converter-xl4016-200w" xlink:type="simple">https://www.tinytronics.nl/shop/en/power/voltage-converters/buck-(step-down)-converters/dc-dc-ajustable-step-down-buck-converter-xl4016-200w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Converter</text:p>
          </table:table-cell>
          <table:table-cell table:style-name="Default" office:value-type="string" calcext:value-type="string">
            <text:p>Power supply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23.93" calcext:value-type="currency">
            <text:p>€ 23.93</text:p>
          </table:table-cell>
          <table:table-cell table:formula="of:=[.E37]*[.F37]" office:value-type="currency" office:currency="EUR" office:value="23.93" calcext:value-type="currency">
            <text:p>€ 23.93</text:p>
          </table:table-cell>
          <table:table-cell office:value-type="string" calcext:value-type="string">
            <text:p><text:a xlink:href="https://www.aliexpress.com/item/32827458400.html?spm=a2g0o.order_list.0.0.5b6679d2vvnEwE" xlink:type="simple">https://www.aliexpress.com/item/32827458400.html?spm=a2g0o.order_list.0.0.5b6679d2vvnEwE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A3144</text:p>
          </table:table-cell>
          <table:table-cell table:style-name="Default" office:value-type="string" calcext:value-type="string">
            <text:p>Hall sensor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currency" office:currency="EUR" office:value="0.45" calcext:value-type="currency">
            <text:p>€ 0.45</text:p>
          </table:table-cell>
          <table:table-cell table:formula="of:=[.E38]*[.F38]" office:value-type="currency" office:currency="EUR" office:value="1.8" calcext:value-type="currency">
            <text:p>€ 1.80</text:p>
          </table:table-cell>
          <table:table-cell office:value-type="string" calcext:value-type="string">
            <text:p><text:a xlink:href="https://www.tinytronics.nl/shop/en/sensors/magnetic-field/3144-hall-effect-switch" xlink:type="simple">https://www.tinytronics.nl/shop/en/sensors/magnetic-field/3144-hall-effect-switch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AC switch</text:p>
          </table:table-cell>
          <table:table-cell table:style-name="Default" office:value-type="string" calcext:value-type="string">
            <text:p>switch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1.75" calcext:value-type="currency">
            <text:p>€ 1.75</text:p>
          </table:table-cell>
          <table:table-cell table:formula="of:=[.E39]*[.F39]" office:value-type="currency" office:currency="EUR" office:value="1.75" calcext:value-type="currency">
            <text:p>€ 1.75</text:p>
          </table:table-cell>
          <table:table-cell office:value-type="string" calcext:value-type="string">
            <text:p><text:a xlink:href="https://www.tinytronics.nl/shop/en/switches/manual-switches/toggle-switches/built-in-flip-switch-e-ten1021" xlink:type="simple">https://www.tinytronics.nl/shop/en/switches/manual-switches/toggle-switches/built-in-flip-switch-e-ten1021</text:a> </text:p>
          </table:table-cell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X12</text:p>
          </table:table-cell>
          <table:table-cell table:style-name="Default" office:value-type="string" calcext:value-type="string">
            <text:p>GX12 – 3P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currency" office:currency="EUR" office:value="2" calcext:value-type="currency">
            <text:p>€ 2.00</text:p>
          </table:table-cell>
          <table:table-cell table:formula="of:=[.E41]*[.F41]" office:value-type="currency" office:currency="EUR" office:value="8" calcext:value-type="currency">
            <text:p>€ 8.00</text:p>
          </table:table-cell>
          <table:table-cell office:value-type="string" calcext:value-type="string">
            <text:p><text:a xlink:href="https://www.tinytronics.nl/shop/en/cables-and-connectors/connectors/gx/gx12/gx12-3-connector-set" xlink:type="simple">https://www.tinytronics.nl/shop/en/cables-and-connectors/connectors/gx/gx12/gx12-3-connector-set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X16</text:p>
          </table:table-cell>
          <table:table-cell table:style-name="Default" office:value-type="string" calcext:value-type="string">
            <text:p>GX16 – 4P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currency" office:currency="EUR" office:value="2" calcext:value-type="currency">
            <text:p>€ 2.00</text:p>
          </table:table-cell>
          <table:table-cell table:formula="of:=[.E42]*[.F42]" office:value-type="currency" office:currency="EUR" office:value="6" calcext:value-type="currency">
            <text:p>€ 6.00</text:p>
          </table:table-cell>
          <table:table-cell office:value-type="string" calcext:value-type="string">
            <text:p><text:a xlink:href="https://www.tinytronics.nl/shop/en/cables-and-connectors/connectors/gx/gx16/gx16-4-connector-set" xlink:type="simple">https://www.tinytronics.nl/shop/en/cables-and-connectors/connectors/gx/gx16/gx16-4-connector-set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C14</text:p>
          </table:table-cell>
          <table:table-cell table:style-name="Default" office:value-type="string" calcext:value-type="string">
            <text:p>AC socket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0.24" calcext:value-type="currency">
            <text:p>€ 0.24</text:p>
          </table:table-cell>
          <table:table-cell table:formula="of:=[.E43]*[.F43]" office:value-type="currency" office:currency="EUR" office:value="0.24" calcext:value-type="currency">
            <text:p>€ 0.24</text:p>
          </table:table-cell>
          <table:table-cell office:value-type="string" calcext:value-type="string">
            <text:p><text:a xlink:href="https://nl.aliexpress.com/item/32878464533.html?spm=a2g0o.productlist.0.0.2f053443JAh2r6&amp;algo_pvid=7a0a084c-1c52-40ca-ba9f-b8723199992c&amp;algo_exp_id=7a0a084c-1c52-40ca-ba9f-b8723199992c-7&amp;pdp_ext_f=%7B%22sku_id%22%3A%2265534183729%22%7D&amp;pdp_npi=2%40dis%21EUR%21%211.22%21%21%210.58%21%21%402100bddb16535776775838674e765e%2165534183729%21sea" xlink:type="simple">https://nl.aliexpress.com/item/32878464533.html?spm=a2g0o.productlist.0.0.2f053443JAh2r6&amp;algo_pvid=7a0a084c-1c52-40ca-ba9f-b8723199992c&amp;algo_exp_id=7a0a084c-1c52-40ca-ba9f-b8723199992c-7&amp;pdp_ext_f=%7B%22sku_id%22%3A%2265534183729%22%7D&amp;pdp_npi=2%40dis%21EUR%21%211.22%21%21%210.58%21%21%402100bddb16535776775838674e765e%2165534183729%21sea</text:a> </text:p>
          </table:table-cell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Aux cable</text:p>
          </table:table-cell>
          <table:table-cell table:style-name="Default" office:value-type="string" calcext:value-type="string">
            <text:p>3C cable – 10m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currency" office:currency="EUR" office:value="6.99" calcext:value-type="currency">
            <text:p>€ 6.99</text:p>
          </table:table-cell>
          <table:table-cell table:formula="of:=[.E45]*[.F45]" office:value-type="currency" office:currency="EUR" office:value="6.99" calcext:value-type="currency">
            <text:p>€ 6.99</text:p>
          </table:table-cell>
          <table:table-cell office:value-type="string" calcext:value-type="string">
            <text:p><text:a xlink:href="https://www.allekabels.nl/aux-kabel/7187/1474/jack-kabel.html" xlink:type="simple">https://www.allekabels.nl/aux-kabel/7187/1474/jack-kabel.html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tepper cable</text:p>
          </table:table-cell>
          <table:table-cell table:style-name="Default" office:value-type="string" calcext:value-type="string">
            <text:p>4C cable -1m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currency" office:currency="EUR" office:value="3.23" calcext:value-type="currency">
            <text:p>€ 3.23</text:p>
          </table:table-cell>
          <table:table-cell table:formula="of:=[.E46]*[.F46]" office:value-type="currency" office:currency="EUR" office:value="32.3" calcext:value-type="currency">
            <text:p>€ 32.30</text:p>
          </table:table-cell>
          <table:table-cell office:value-type="string" calcext:value-type="string">
            <text:p><text:a xlink:href="https://www.omc-stepperonline.com/awg-20-high-flexible-four-core-stepper-motor-cable-cm-20" xlink:type="simple">https://www.omc-stepperonline.com/awg-20-high-flexible-four-core-stepper-motor-cable-cm-20</text:a> 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tepper bracket</text:p>
          </table:table-cell>
          <table:table-cell table:style-name="Default" office:value-type="string" calcext:value-type="string">
            <text:p>Small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currency" office:currency="EUR" office:value="3" calcext:value-type="currency">
            <text:p>€ 3.00</text:p>
          </table:table-cell>
          <table:table-cell table:formula="of:=[.E48]*[.F48]" office:value-type="currency" office:currency="EUR" office:value="9" calcext:value-type="currency">
            <text:p>€ 9.00</text:p>
          </table:table-cell>
          <table:table-cell office:value-type="string" calcext:value-type="string">
            <text:p><text:a xlink:href="https://www.tinytronics.nl/shop/en/tools-and-mounting/installation-and-mounting-material/brackets/bracket-for-stepper-motor-42mm-nema17-straight-small" xlink:type="simple">https://www.tinytronics.nl/shop/en/tools-and-mounting/installation-and-mounting-material/brackets/bracket-for-stepper-motor-42mm-nema17-straight-small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tepper bracket</text:p>
          </table:table-cell>
          <table:table-cell table:style-name="Default" office:value-type="string" calcext:value-type="string">
            <text:p>Larg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currency" office:currency="EUR" office:value="3" calcext:value-type="currency">
            <text:p>€ 3.00</text:p>
          </table:table-cell>
          <table:table-cell table:formula="of:=[.E49]*[.F49]" office:value-type="currency" office:currency="EUR" office:value="6" calcext:value-type="currency">
            <text:p>€ 6.00</text:p>
          </table:table-cell>
          <table:table-cell office:value-type="string" calcext:value-type="string">
            <text:p><text:a xlink:href="https://www.tinytronics.nl/shop/en/tools-and-mounting/installation-and-mounting-material/brackets/bracket-for-stepper-motor-42mm-nema17-straight" xlink:type="simple">https://www.tinytronics.nl/shop/en/tools-and-mounting/installation-and-mounting-material/brackets/bracket-for-stepper-motor-42mm-nema17-straight</text:a> 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Bone lite PCB</text:p>
          </table:table-cell>
          <table:table-cell table:style-name="Default" office:value-type="string" calcext:value-type="string">
            <text:p>Permboard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0" calcext:value-type="currency">
            <text:p>€ 0.00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Total</text:p>
          </table:table-cell>
          <table:table-cell table:style-name="ce6" table:formula="of:=SUM([.G2:.G9];[.G11:.G12];[.G14:.G18];[.G20:.G22];[.G24:.G26];[.G28:.G29];[.G31:.G32];[.G34:.G39];[.G41:.G43];[.G45:.G46];[.G48:.G50])" office:value-type="currency" office:currency="EUR" office:value="506.49" calcext:value-type="currency">
            <text:p>€ 506.49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1" number:title="User-defined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6:05:10.371832952</meta:creation-date>
    <dc:date>2022-05-30T16:05:42.358832408</dc:date>
    <meta:editing-duration>PT32S</meta:editing-duration>
    <meta:editing-cycles>1</meta:editing-cycles>
    <meta:document-statistic meta:table-count="1" meta:cell-count="324" meta:object-count="0"/>
    <meta:generator>LibreOffice/6.4.7.2$Linux_X86_64 LibreOffice_project/40$Build-2</meta:generator>
  </office:meta>
</office:document-meta>
</file>